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626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8100" number:language="en" number:country="US">
      <number:text-content/>
    </number:text-style>
    <style:style style:name="ce1" style:family="table-cell" style:parent-style-name="Excel_20_Built-in_20_Normal">
      <style:table-cell-properties fo:background-color="transparent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 style:data-style-name="N8100">
      <style:table-cell-properties fo:background-color="#ffff00" style:diagonal-bl-tr="none" style:diagonal-tl-br="none" fo:border="0.0138in solid #000000" style:rotation-align="non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" style:family="table-cell" style:parent-style-name="Excel_20_Built-in_20_Normal" style:data-style-name="N8100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" style:family="table-cell" style:parent-style-name="Excel_20_Built-in_20_Normal" style:data-style-name="N8100">
      <style:table-cell-properties fo:background-color="#ffffff" style:diagonal-bl-tr="none" style:diagonal-tl-br="none" fo:border="0.0138in solid #000000" style:rotation-align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" style:family="table-cell" style:parent-style-name="Excel_20_Built-in_20_Normal" style:data-style-name="N8100"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" style:family="table-cell" style:parent-style-name="Excel_20_Built-in_20_Normal" style:data-style-name="N8100">
      <style:table-cell-properties fo:background-color="#ffffff" style:diagonal-bl-tr="none" style:diagonal-tl-br="none" fo:border="0.013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>
      <style:text-properties fo:font-weight="bold" style:font-weight-asian="bold" style:font-weight-complex="bold"/>
    </style:style>
    <style:style style:name="ce8" style:family="table-cell" style:parent-style-name="Excel_20_Built-in_20_Normal" style:data-style-name="N8100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Normal" style:data-style-name="N8000">
      <style:table-cell-properties fo:background-color="#ffffff" style:diagonal-bl-tr="none" style:diagonal-tl-br="none" fo:border="0.0138in solid #000000" style:rotation-align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</office:automatic-styles>
  <office:body>
    <office:spreadsheet>
      <table:table table:name="Hoja1" table:style-name="ta1" table:print="false">
        <table:table-column table:style-name="co1" table:number-columns-repeated="2" table:default-cell-style-name="ce3"/>
        <table:table-column table:style-name="co1" table:default-cell-style-name="ce6"/>
        <table:table-column table:style-name="co2" table:default-cell-style-name="ce4"/>
        <table:table-column table:style-name="co1" table:number-columns-repeated="13" table:default-cell-style-name="ce4"/>
        <table:table-row table:style-name="ro1">
          <table:table-cell table:style-name="ce1" office:value-type="string">
            <text:p>MOVISTAR</text:p>
          </table:table-cell>
          <table:table-cell table:style-name="Excel_20_Built-in_20_Normal" table:number-columns-repeated="4"/>
          <table:table-cell table:style-name="ce7"/>
          <table:table-cell table:style-name="Excel_20_Built-in_20_Normal" table:number-columns-repeated="11"/>
        </table:table-row>
        <table:table-row table:style-name="ro2">
          <table:table-cell table:style-name="ce2" office:value-type="string">
            <text:p>dp_empresa</text:p>
          </table:table-cell>
          <table:table-cell table:style-name="ce2" office:value-type="string">
            <text:p>dp_producto</text:p>
          </table:table-cell>
          <table:table-cell table:style-name="ce2" office:value-type="string">
            <text:p>tc_tipo_tran</text:p>
          </table:table-cell>
          <table:table-cell table:style-name="ce2" office:value-type="string">
            <text:p>tn_descripcion</text:p>
          </table:table-cell>
          <table:table-cell table:style-name="ce2" office:value-type="string">
            <text:p>tc_causa_org</text:p>
          </table:table-cell>
          <table:table-cell table:style-name="ce2" office:value-type="string">
            <text:p>des_causa</text:p>
          </table:table-cell>
          <table:table-cell table:style-name="ce2" office:value-type="string">
            <text:p>tc_contabiliza</text:p>
          </table:table-cell>
          <table:table-cell table:style-name="ce2" office:value-type="string">
            <text:p>tc_estado</text:p>
          </table:table-cell>
          <table:table-cell table:style-name="ce2" office:value-type="string">
            <text:p>tc_fecha</text:p>
          </table:table-cell>
          <table:table-cell table:style-name="ce2" office:value-type="string">
            <text:p>dp_perfil</text:p>
          </table:table-cell>
          <table:table-cell table:style-name="ce2" office:value-type="string">
            <text:p>tc_descripcion</text:p>
          </table:table-cell>
          <table:table-cell table:style-name="ce2" office:value-type="string">
            <text:p>dp_cuenta</text:p>
          </table:table-cell>
          <table:table-cell table:style-name="ce2" office:value-type="string">
            <text:p>dp_codval</text:p>
          </table:table-cell>
          <table:table-cell table:style-name="ce2" office:value-type="string">
            <text:p>dp_debcred</text:p>
          </table:table-cell>
          <table:table-cell table:style-name="ce2" office:value-type="string">
            <text:p>dp_constante</text:p>
          </table:table-cell>
          <table:table-cell table:style-name="ce2" office:value-type="string">
            <text:p>dp_origen_dest</text:p>
          </table:table-cell>
          <table:table-cell table:style-name="ce2" office:value-type="string">
            <text:p>dp_asiento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62688</text:p>
          </table:table-cell>
          <table:table-cell office:value-type="string">
            <text:p>COMPRA PAQUETE MOVISTAR HN</text:p>
          </table:table-cell>
          <table:table-cell office:value-type="string">
            <text:p>0</text:p>
          </table:table-cell>
          <table:table-cell office:value-type="string">
            <text:p><text:s/></text:p>
          </table:table-cell>
          <table:table-cell office:value-type="string">
            <text:p>VTR</text:p>
          </table:table-cell>
          <table:table-cell office:value-type="string">
            <text:p>V</text:p>
          </table:table-cell>
          <table:table-cell office:value-type="string">
            <text:p>05/28/2019</text:p>
          </table:table-cell>
          <table:table-cell office:value-type="string">
            <text:p>3149</text:p>
          </table:table-cell>
          <table:table-cell office:value-type="string">
            <text:p>SERVICIOS VARIOS</text:p>
          </table:table-cell>
          <table:table-cell office:value-type="string">
            <text:p>11010501</text:p>
          </table:table-cell>
          <table:table-cell office:value-type="string">
            <text:p>301</text:p>
          </table:table-cell>
          <table:table-cell office:value-type="string">
            <text:p>1</text:p>
          </table:table-cell>
          <table:table-cell/>
          <table:table-cell office:value-type="string">
            <text:p>O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62688</text:p>
          </table:table-cell>
          <table:table-cell office:value-type="string">
            <text:p>COMPRA PAQUETE MOVISTAR HN</text:p>
          </table:table-cell>
          <table:table-cell office:value-type="string">
            <text:p>0</text:p>
          </table:table-cell>
          <table:table-cell office:value-type="string">
            <text:p><text:s/></text:p>
          </table:table-cell>
          <table:table-cell office:value-type="string">
            <text:p>SMM</text:p>
          </table:table-cell>
          <table:table-cell office:value-type="string">
            <text:p>V</text:p>
          </table:table-cell>
          <table:table-cell office:value-type="string">
            <text:p>05/28/2019</text:p>
          </table:table-cell>
          <table:table-cell office:value-type="string">
            <text:p>3149</text:p>
          </table:table-cell>
          <table:table-cell office:value-type="string">
            <text:p>SERVICIOS VARIOS</text:p>
          </table:table-cell>
          <table:table-cell office:value-type="string">
            <text:p>910105.MON</text:p>
          </table:table-cell>
          <table:table-cell office:value-type="string">
            <text:p>322</text:p>
          </table:table-cell>
          <table:table-cell office:value-type="string">
            <text:p>1</text:p>
          </table:table-cell>
          <table:table-cell/>
          <table:table-cell office:value-type="string">
            <text:p>O</text:p>
          </table:table-cell>
          <table:table-cell office:value-type="string">
            <text:p>8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62688</text:p>
          </table:table-cell>
          <table:table-cell office:value-type="string">
            <text:p>COMPRA PAQUETE MOVISTAR HN</text:p>
          </table:table-cell>
          <table:table-cell office:value-type="string">
            <text:p>0</text:p>
          </table:table-cell>
          <table:table-cell office:value-type="string">
            <text:p><text:s/></text:p>
          </table:table-cell>
          <table:table-cell office:value-type="string">
            <text:p>FIE</text:p>
          </table:table-cell>
          <table:table-cell office:value-type="string">
            <text:p>V</text:p>
          </table:table-cell>
          <table:table-cell office:value-type="string">
            <text:p>05/28/2019</text:p>
          </table:table-cell>
          <table:table-cell office:value-type="string">
            <text:p>3149</text:p>
          </table:table-cell>
          <table:table-cell office:value-type="string">
            <text:p>SERVICIOS VARIOS</text:p>
          </table:table-cell>
          <table:table-cell office:value-type="string">
            <text:p>910105.MON</text:p>
          </table:table-cell>
          <table:table-cell office:value-type="string">
            <text:p>397</text:p>
          </table:table-cell>
          <table:table-cell office:value-type="string">
            <text:p>2</text:p>
          </table:table-cell>
          <table:table-cell/>
          <table:table-cell office:value-type="string">
            <text:p>O</text:p>
          </table:table-cell>
          <table:table-cell office:value-type="string">
            <text:p>17</text:p>
          </table:table-cell>
        </table:table-row>
        <table:table-row table:style-name="ro2">
          <table:table-cell table:style-name="ce4" office:value-type="string">
            <text:p>1</text:p>
          </table:table-cell>
          <table:table-cell table:style-name="ce4" office:value-type="string">
            <text:p>3</text:p>
          </table:table-cell>
          <table:table-cell office:value-type="string">
            <text:p>62688</text:p>
          </table:table-cell>
          <table:table-cell office:value-type="string">
            <text:p>COMPRA PAQUETE MOVISTAR HN</text:p>
          </table:table-cell>
          <table:table-cell office:value-type="string">
            <text:p>19574</text:p>
          </table:table-cell>
          <table:table-cell office:value-type="string">
            <text:p><text:s/></text:p>
          </table:table-cell>
          <table:table-cell office:value-type="string">
            <text:p>SVV</text:p>
          </table:table-cell>
          <table:table-cell office:value-type="string">
            <text:p>V</text:p>
          </table:table-cell>
          <table:table-cell office:value-type="string">
            <text:p>05/28/2019</text:p>
          </table:table-cell>
          <table:table-cell table:style-name="ce9" office:value-type="string">
            <text:p>3149</text:p>
          </table:table-cell>
          <table:table-cell office:value-type="string">
            <text:p>SERVICIOS VARIOS</text:p>
          </table:table-cell>
          <table:table-cell office:value-type="string">
            <text:p>259090.MON.08</text:p>
          </table:table-cell>
          <table:table-cell office:value-type="string">
            <text:p>509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O</text:p>
          </table:table-cell>
          <table:table-cell office:value-type="string">
            <text:p>5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62689</text:p>
          </table:table-cell>
          <table:table-cell office:value-type="string">
            <text:p>COMPRA PAQUETE MOVISTAR HD </text:p>
          </table:table-cell>
          <table:table-cell office:value-type="string">
            <text:p>0</text:p>
          </table:table-cell>
          <table:table-cell office:value-type="string">
            <text:p><text:s/></text:p>
          </table:table-cell>
          <table:table-cell office:value-type="string">
            <text:p>VTR</text:p>
          </table:table-cell>
          <table:table-cell office:value-type="string">
            <text:p>V</text:p>
          </table:table-cell>
          <table:table-cell office:value-type="string">
            <text:p>05/28/2019</text:p>
          </table:table-cell>
          <table:table-cell office:value-type="string">
            <text:p>3150</text:p>
          </table:table-cell>
          <table:table-cell office:value-type="string">
            <text:p>SERVICIOS VARIOS DIFERIDO</text:p>
          </table:table-cell>
          <table:table-cell office:value-type="string">
            <text:p>11010501</text:p>
          </table:table-cell>
          <table:table-cell office:value-type="string">
            <text:p>301</text:p>
          </table:table-cell>
          <table:table-cell office:value-type="string">
            <text:p>1</text:p>
          </table:table-cell>
          <table:table-cell/>
          <table:table-cell office:value-type="string">
            <text:p>O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62689</text:p>
          </table:table-cell>
          <table:table-cell office:value-type="string">
            <text:p>COMPRA PAQUETE MOVISTAR HD </text:p>
          </table:table-cell>
          <table:table-cell office:value-type="string">
            <text:p>0</text:p>
          </table:table-cell>
          <table:table-cell office:value-type="string">
            <text:p><text:s/></text:p>
          </table:table-cell>
          <table:table-cell office:value-type="string">
            <text:p>MNT</text:p>
          </table:table-cell>
          <table:table-cell office:value-type="string">
            <text:p>V</text:p>
          </table:table-cell>
          <table:table-cell office:value-type="string">
            <text:p>05/28/2019</text:p>
          </table:table-cell>
          <table:table-cell office:value-type="string">
            <text:p>3150</text:p>
          </table:table-cell>
          <table:table-cell office:value-type="string">
            <text:p>SERVICIOS VARIOS DIFERIDO</text:p>
          </table:table-cell>
          <table:table-cell office:value-type="string">
            <text:p>910105.MON</text:p>
          </table:table-cell>
          <table:table-cell office:value-type="string">
            <text:p>322</text:p>
          </table:table-cell>
          <table:table-cell office:value-type="string">
            <text:p>1</text:p>
          </table:table-cell>
          <table:table-cell/>
          <table:table-cell office:value-type="string">
            <text:p>O</text:p>
          </table:table-cell>
          <table:table-cell office:value-type="string">
            <text:p>8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62689</text:p>
          </table:table-cell>
          <table:table-cell office:value-type="string">
            <text:p>COMPRA PAQUETE MOVISTAR HD </text:p>
          </table:table-cell>
          <table:table-cell office:value-type="string">
            <text:p>0</text:p>
          </table:table-cell>
          <table:table-cell office:value-type="string">
            <text:p><text:s/></text:p>
          </table:table-cell>
          <table:table-cell office:value-type="string">
            <text:p>FIE</text:p>
          </table:table-cell>
          <table:table-cell office:value-type="string">
            <text:p>V</text:p>
          </table:table-cell>
          <table:table-cell office:value-type="string">
            <text:p>05/28/2019</text:p>
          </table:table-cell>
          <table:table-cell office:value-type="string">
            <text:p>3150</text:p>
          </table:table-cell>
          <table:table-cell office:value-type="string">
            <text:p>SERVICIOS VARIOS DIFERIDO</text:p>
          </table:table-cell>
          <table:table-cell office:value-type="string">
            <text:p>910105.MON</text:p>
          </table:table-cell>
          <table:table-cell office:value-type="string">
            <text:p>397</text:p>
          </table:table-cell>
          <table:table-cell office:value-type="string">
            <text:p>2</text:p>
          </table:table-cell>
          <table:table-cell/>
          <table:table-cell office:value-type="string">
            <text:p>O</text:p>
          </table:table-cell>
          <table:table-cell office:value-type="string">
            <text:p>19</text:p>
          </table:table-cell>
        </table:table-row>
        <table:table-row table:style-name="ro2">
          <table:table-cell table:style-name="ce4" office:value-type="string">
            <text:p>1</text:p>
          </table:table-cell>
          <table:table-cell table:style-name="ce4" office:value-type="string">
            <text:p>3</text:p>
          </table:table-cell>
          <table:table-cell office:value-type="string">
            <text:p>62689</text:p>
          </table:table-cell>
          <table:table-cell office:value-type="string">
            <text:p>COMPRA PAQUETE MOVISTAR HD </text:p>
          </table:table-cell>
          <table:table-cell office:value-type="string">
            <text:p>19574</text:p>
          </table:table-cell>
          <table:table-cell office:value-type="string">
            <text:p><text:s/></text:p>
          </table:table-cell>
          <table:table-cell office:value-type="string">
            <text:p>SVV</text:p>
          </table:table-cell>
          <table:table-cell office:value-type="string">
            <text:p>V</text:p>
          </table:table-cell>
          <table:table-cell office:value-type="string">
            <text:p>05/28/2019</text:p>
          </table:table-cell>
          <table:table-cell office:value-type="string">
            <text:p>3150</text:p>
          </table:table-cell>
          <table:table-cell office:value-type="string">
            <text:p>SERVICIOS VARIOS DIFERIDO</text:p>
          </table:table-cell>
          <table:table-cell office:value-type="string">
            <text:p>259090.MON.08</text:p>
          </table:table-cell>
          <table:table-cell office:value-type="string">
            <text:p>509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O</text:p>
          </table:table-cell>
          <table:table-cell office:value-type="string">
            <text:p>5</text:p>
          </table:table-cell>
        </table:table-row>
        <table:table-row table:style-name="ro2">
          <table:table-cell table:style-name="ce4" office:value-type="string">
            <text:p>1</text:p>
          </table:table-cell>
          <table:table-cell table:style-name="ce4" office:value-type="string">
            <text:p>3</text:p>
          </table:table-cell>
          <table:table-cell table:style-name="ce4" office:value-type="string">
            <text:p>3050</text:p>
          </table:table-cell>
          <table:table-cell office:value-type="string">
            <text:p>ND CTE SERV. BANC.</text:p>
          </table:table-cell>
          <table:table-cell office:value-type="string">
            <text:p>524</text:p>
          </table:table-cell>
          <table:table-cell office:value-type="string">
            <text:p>COMPRA DE PAQUETES MOVISTAR</text:p>
          </table:table-cell>
          <table:table-cell office:value-type="string">
            <text:p>VTR</text:p>
          </table:table-cell>
          <table:table-cell office:value-type="string">
            <text:p>V</text:p>
          </table:table-cell>
          <table:table-cell office:value-type="string">
            <text:p>05/28/2019</text:p>
          </table:table-cell>
          <table:table-cell office:value-type="string">
            <text:p>3055</text:p>
          </table:table-cell>
          <table:table-cell office:value-type="string">
            <text:p>NOTAS DE DEBITO</text:p>
          </table:table-cell>
          <table:table-cell office:value-type="string">
            <text:p>910105.MON</text:p>
          </table:table-cell>
          <table:table-cell office:value-type="string">
            <text:p>322</text:p>
          </table:table-cell>
          <table:table-cell office:value-type="string">
            <text:p>2</text:p>
          </table:table-cell>
          <table:table-cell/>
          <table:table-cell office:value-type="string">
            <text:p>O</text:p>
          </table:table-cell>
          <table:table-cell office:value-type="string">
            <text:p>54</text:p>
          </table:table-cell>
        </table:table-row>
        <table:table-row table:style-name="ro2">
          <table:table-cell table:style-name="ce4" office:value-type="string">
            <text:p>1</text:p>
          </table:table-cell>
          <table:table-cell table:style-name="ce4" office:value-type="string">
            <text:p>3</text:p>
          </table:table-cell>
          <table:table-cell table:style-name="ce4" office:value-type="string">
            <text:p>3227</text:p>
          </table:table-cell>
          <table:table-cell office:value-type="string">
            <text:p>TRASMITIR DE PAGOS A EMPRESAS</text:p>
          </table:table-cell>
          <table:table-cell office:value-type="string">
            <text:p>19574</text:p>
          </table:table-cell>
          <table:table-cell office:value-type="string">
            <text:p>BROADNET S.A (MOVISTAR)</text:p>
          </table:table-cell>
          <table:table-cell office:value-type="string">
            <text:p>VTR</text:p>
          </table:table-cell>
          <table:table-cell office:value-type="string">
            <text:p>V</text:p>
          </table:table-cell>
          <table:table-cell office:value-type="string">
            <text:p>08/01/2022</text:p>
          </table:table-cell>
          <table:table-cell office:value-type="string">
            <text:p>3160</text:p>
          </table:table-cell>
          <table:table-cell office:value-type="string">
            <text:p>PAGO DE EMPRESAS DE SERVICIOS</text:p>
          </table:table-cell>
          <table:table-cell office:value-type="string">
            <text:p>259090.MON.08</text:p>
          </table:table-cell>
          <table:table-cell office:value-type="string">
            <text:p>61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O</text:p>
          </table:table-cell>
          <table:table-cell/>
        </table:table-row>
        <table:table-row table:style-name="ro2">
          <table:table-cell table:style-name="ce4" office:value-type="string">
            <text:p>1</text:p>
          </table:table-cell>
          <table:table-cell table:style-name="ce4" office:value-type="string">
            <text:p>4</text:p>
          </table:table-cell>
          <table:table-cell table:style-name="ce4" office:value-type="string">
            <text:p>4253</text:p>
          </table:table-cell>
          <table:table-cell office:value-type="string">
            <text:p>CRE S/CART</text:p>
          </table:table-cell>
          <table:table-cell office:value-type="string">
            <text:p>301</text:p>
          </table:table-cell>
          <table:table-cell office:value-type="string">
            <text:p>N/C COMPRA DE PAQUETES MOVISTAR</text:p>
          </table:table-cell>
          <table:table-cell office:value-type="string">
            <text:p>VTR</text:p>
          </table:table-cell>
          <table:table-cell office:value-type="string">
            <text:p>V</text:p>
          </table:table-cell>
          <table:table-cell office:value-type="string">
            <text:p>05/28/2019</text:p>
          </table:table-cell>
          <table:table-cell office:value-type="string">
            <text:p>4003</text:p>
          </table:table-cell>
          <table:table-cell office:value-type="string">
            <text:p>NOTA DE CREDITO CUENTAS DE AHORROS</text:p>
          </table:table-cell>
          <table:table-cell office:value-type="string">
            <text:p>259090.MON.08</text:p>
          </table:table-cell>
          <table:table-cell office:value-type="string">
            <text:p>40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O</text:p>
          </table:table-cell>
          <table:table-cell office:value-type="string">
            <text:p>18</text:p>
          </table:table-cell>
        </table:table-row>
        <table:table-row table:style-name="ro2">
          <table:table-cell table:style-name="ce4" office:value-type="string">
            <text:p>1</text:p>
          </table:table-cell>
          <table:table-cell table:style-name="ce4" office:value-type="string">
            <text:p>4</text:p>
          </table:table-cell>
          <table:table-cell table:style-name="ce4" office:value-type="string">
            <text:p>4264</text:p>
          </table:table-cell>
          <table:table-cell office:value-type="string">
            <text:p>DEB S/CART</text:p>
          </table:table-cell>
          <table:table-cell office:value-type="string">
            <text:p>524</text:p>
          </table:table-cell>
          <table:table-cell office:value-type="string">
            <text:p>COMPRA DE PAQUETES MOVISTAR</text:p>
          </table:table-cell>
          <table:table-cell office:value-type="string">
            <text:p>VTR</text:p>
          </table:table-cell>
          <table:table-cell office:value-type="string">
            <text:p>V</text:p>
          </table:table-cell>
          <table:table-cell office:value-type="string">
            <text:p>05/28/2019</text:p>
          </table:table-cell>
          <table:table-cell office:value-type="string">
            <text:p>4004</text:p>
          </table:table-cell>
          <table:table-cell office:value-type="string">
            <text:p>NOTA DE DEBITO CUENTAS DE AHORROS</text:p>
          </table:table-cell>
          <table:table-cell office:value-type="string">
            <text:p>910105.MON</text:p>
          </table:table-cell>
          <table:table-cell office:value-type="string">
            <text:p>402</text:p>
          </table:table-cell>
          <table:table-cell office:value-type="string">
            <text:p>2</text:p>
          </table:table-cell>
          <table:table-cell/>
          <table:table-cell office:value-type="string">
            <text:p>O</text:p>
          </table:table-cell>
          <table:table-cell office:value-type="string">
            <text:p>63</text:p>
          </table:table-cell>
        </table:table-row>
        <table:table-row table:style-name="ro2">
          <table:table-cell table:style-name="ce4" office:value-type="string">
            <text:p>1</text:p>
          </table:table-cell>
          <table:table-cell table:style-name="ce4" office:value-type="string">
            <text:p>4</text:p>
          </table:table-cell>
          <table:table-cell table:style-name="ce4" office:value-type="string">
            <text:p>4272</text:p>
          </table:table-cell>
          <table:table-cell office:value-type="string">
            <text:p>ND AHO SERV. BANC.</text:p>
          </table:table-cell>
          <table:table-cell office:value-type="string">
            <text:p>524</text:p>
          </table:table-cell>
          <table:table-cell office:value-type="string">
            <text:p>COMPRA DE PAQUETES MOVISTAR</text:p>
          </table:table-cell>
          <table:table-cell office:value-type="string">
            <text:p>VTR</text:p>
          </table:table-cell>
          <table:table-cell office:value-type="string">
            <text:p>V</text:p>
          </table:table-cell>
          <table:table-cell office:value-type="string">
            <text:p>05/28/2019</text:p>
          </table:table-cell>
          <table:table-cell office:value-type="string">
            <text:p>4004</text:p>
          </table:table-cell>
          <table:table-cell office:value-type="string">
            <text:p>NOTA DE DEBITO CUENTAS DE AHORROS</text:p>
          </table:table-cell>
          <table:table-cell office:value-type="string">
            <text:p>910105.MON</text:p>
          </table:table-cell>
          <table:table-cell office:value-type="string">
            <text:p>402</text:p>
          </table:table-cell>
          <table:table-cell office:value-type="string">
            <text:p>2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22</text:p>
          </table:table-cell>
        </table:table-row>
        <table:table-row table:style-name="ro2" table:number-rows-repeated="3">
          <table:table-cell table:style-name="ce5" table:number-columns-repeated="17"/>
        </table:table-row>
        <table:table-row table:style-name="ro1">
          <table:table-cell table:style-name="ce1" office:value-type="string">
            <text:p>TUENTI</text:p>
          </table:table-cell>
          <table:table-cell table:style-name="ce5" table:number-columns-repeated="4"/>
          <table:table-cell table:style-name="ce8"/>
          <table:table-cell table:style-name="ce5" table:number-columns-repeated="11"/>
        </table:table-row>
        <table:table-row table:style-name="ro2">
          <table:table-cell table:style-name="ce2" office:value-type="string">
            <text:p>dp_empresa</text:p>
          </table:table-cell>
          <table:table-cell table:style-name="ce2" office:value-type="string">
            <text:p>dp_producto</text:p>
          </table:table-cell>
          <table:table-cell table:style-name="ce2" office:value-type="string">
            <text:p>tc_tipo_tran</text:p>
          </table:table-cell>
          <table:table-cell table:style-name="ce2" office:value-type="string">
            <text:p>tn_descripcion</text:p>
          </table:table-cell>
          <table:table-cell table:style-name="ce2" office:value-type="string">
            <text:p>tc_causa_org</text:p>
          </table:table-cell>
          <table:table-cell table:style-name="ce2" office:value-type="string">
            <text:p>des_causa</text:p>
          </table:table-cell>
          <table:table-cell table:style-name="ce2" office:value-type="string">
            <text:p>tc_contabiliza</text:p>
          </table:table-cell>
          <table:table-cell table:style-name="ce2" office:value-type="string">
            <text:p>tc_estado</text:p>
          </table:table-cell>
          <table:table-cell table:style-name="ce2" office:value-type="string">
            <text:p>tc_fecha</text:p>
          </table:table-cell>
          <table:table-cell table:style-name="ce2" office:value-type="string">
            <text:p>dp_perfil</text:p>
          </table:table-cell>
          <table:table-cell table:style-name="ce2" office:value-type="string">
            <text:p>tc_descripcion</text:p>
          </table:table-cell>
          <table:table-cell table:style-name="ce2" office:value-type="string">
            <text:p>dp_cuenta</text:p>
          </table:table-cell>
          <table:table-cell table:style-name="ce2" office:value-type="string">
            <text:p>dp_codval</text:p>
          </table:table-cell>
          <table:table-cell table:style-name="ce2" office:value-type="string">
            <text:p>dp_debcred</text:p>
          </table:table-cell>
          <table:table-cell table:style-name="ce2" office:value-type="string">
            <text:p>dp_constante</text:p>
          </table:table-cell>
          <table:table-cell table:style-name="ce2" office:value-type="string">
            <text:p>dp_origen_dest</text:p>
          </table:table-cell>
          <table:table-cell table:style-name="ce2" office:value-type="string">
            <text:p>dp_asiento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62686</text:p>
          </table:table-cell>
          <table:table-cell office:value-type="string">
            <text:p>COMPRA PAQUETE TUENTI HN</text:p>
          </table:table-cell>
          <table:table-cell office:value-type="string">
            <text:p>0</text:p>
          </table:table-cell>
          <table:table-cell office:value-type="string">
            <text:p><text:s/></text:p>
          </table:table-cell>
          <table:table-cell office:value-type="string">
            <text:p>VTR</text:p>
          </table:table-cell>
          <table:table-cell office:value-type="string">
            <text:p>V</text:p>
          </table:table-cell>
          <table:table-cell office:value-type="string">
            <text:p>05/28/2019</text:p>
          </table:table-cell>
          <table:table-cell office:value-type="string">
            <text:p>3149</text:p>
          </table:table-cell>
          <table:table-cell office:value-type="string">
            <text:p>SERVICIOS VARIOS</text:p>
          </table:table-cell>
          <table:table-cell office:value-type="string">
            <text:p>11010501</text:p>
          </table:table-cell>
          <table:table-cell office:value-type="string">
            <text:p>301</text:p>
          </table:table-cell>
          <table:table-cell office:value-type="string">
            <text:p>1</text:p>
          </table:table-cell>
          <table:table-cell/>
          <table:table-cell office:value-type="string">
            <text:p>O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62686</text:p>
          </table:table-cell>
          <table:table-cell office:value-type="string">
            <text:p>COMPRA PAQUETE TUENTI HN</text:p>
          </table:table-cell>
          <table:table-cell office:value-type="string">
            <text:p>0</text:p>
          </table:table-cell>
          <table:table-cell office:value-type="string">
            <text:p><text:s/></text:p>
          </table:table-cell>
          <table:table-cell office:value-type="string">
            <text:p>SMM</text:p>
          </table:table-cell>
          <table:table-cell office:value-type="string">
            <text:p>V</text:p>
          </table:table-cell>
          <table:table-cell office:value-type="string">
            <text:p>05/28/2019</text:p>
          </table:table-cell>
          <table:table-cell office:value-type="string">
            <text:p>3149</text:p>
          </table:table-cell>
          <table:table-cell office:value-type="string">
            <text:p>SERVICIOS VARIOS</text:p>
          </table:table-cell>
          <table:table-cell office:value-type="string">
            <text:p>910105.MON</text:p>
          </table:table-cell>
          <table:table-cell office:value-type="string">
            <text:p>322</text:p>
          </table:table-cell>
          <table:table-cell office:value-type="string">
            <text:p>1</text:p>
          </table:table-cell>
          <table:table-cell/>
          <table:table-cell office:value-type="string">
            <text:p>O</text:p>
          </table:table-cell>
          <table:table-cell office:value-type="string">
            <text:p>8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62686</text:p>
          </table:table-cell>
          <table:table-cell office:value-type="string">
            <text:p>COMPRA PAQUETE TUENTI HN</text:p>
          </table:table-cell>
          <table:table-cell office:value-type="string">
            <text:p>0</text:p>
          </table:table-cell>
          <table:table-cell office:value-type="string">
            <text:p><text:s/></text:p>
          </table:table-cell>
          <table:table-cell office:value-type="string">
            <text:p>FIE</text:p>
          </table:table-cell>
          <table:table-cell office:value-type="string">
            <text:p>V</text:p>
          </table:table-cell>
          <table:table-cell office:value-type="string">
            <text:p>05/28/2019</text:p>
          </table:table-cell>
          <table:table-cell office:value-type="string">
            <text:p>3149</text:p>
          </table:table-cell>
          <table:table-cell office:value-type="string">
            <text:p>SERVICIOS VARIOS</text:p>
          </table:table-cell>
          <table:table-cell office:value-type="string">
            <text:p>910105.MON</text:p>
          </table:table-cell>
          <table:table-cell office:value-type="string">
            <text:p>397</text:p>
          </table:table-cell>
          <table:table-cell office:value-type="string">
            <text:p>2</text:p>
          </table:table-cell>
          <table:table-cell/>
          <table:table-cell office:value-type="string">
            <text:p>O</text:p>
          </table:table-cell>
          <table:table-cell office:value-type="string">
            <text:p>17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62686</text:p>
          </table:table-cell>
          <table:table-cell office:value-type="string">
            <text:p>COMPRA PAQUETE TUENTI HN</text:p>
          </table:table-cell>
          <table:table-cell office:value-type="string">
            <text:p>19575</text:p>
          </table:table-cell>
          <table:table-cell office:value-type="string">
            <text:p><text:s/></text:p>
          </table:table-cell>
          <table:table-cell office:value-type="string">
            <text:p>SVV</text:p>
          </table:table-cell>
          <table:table-cell office:value-type="string">
            <text:p>V</text:p>
          </table:table-cell>
          <table:table-cell office:value-type="string">
            <text:p>05/28/2019</text:p>
          </table:table-cell>
          <table:table-cell office:value-type="string">
            <text:p>3149</text:p>
          </table:table-cell>
          <table:table-cell office:value-type="string">
            <text:p>SERVICIOS VARIOS</text:p>
          </table:table-cell>
          <table:table-cell office:value-type="string">
            <text:p>259090.MON.16</text:p>
          </table:table-cell>
          <table:table-cell office:value-type="string">
            <text:p>32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O</text:p>
          </table:table-cell>
          <table:table-cell office:value-type="string">
            <text:p>5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62687</text:p>
          </table:table-cell>
          <table:table-cell office:value-type="string">
            <text:p>COMPRA PAQUETE TUENTI HD</text:p>
          </table:table-cell>
          <table:table-cell office:value-type="string">
            <text:p>0</text:p>
          </table:table-cell>
          <table:table-cell office:value-type="string">
            <text:p><text:s/></text:p>
          </table:table-cell>
          <table:table-cell office:value-type="string">
            <text:p>VTR</text:p>
          </table:table-cell>
          <table:table-cell office:value-type="string">
            <text:p>V</text:p>
          </table:table-cell>
          <table:table-cell office:value-type="string">
            <text:p>05/28/2019</text:p>
          </table:table-cell>
          <table:table-cell office:value-type="string">
            <text:p>3150</text:p>
          </table:table-cell>
          <table:table-cell office:value-type="string">
            <text:p>SERVICIOS VARIOS DIFERIDO</text:p>
          </table:table-cell>
          <table:table-cell office:value-type="string">
            <text:p>11010501</text:p>
          </table:table-cell>
          <table:table-cell office:value-type="string">
            <text:p>301</text:p>
          </table:table-cell>
          <table:table-cell office:value-type="string">
            <text:p>1</text:p>
          </table:table-cell>
          <table:table-cell/>
          <table:table-cell office:value-type="string">
            <text:p>O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62687</text:p>
          </table:table-cell>
          <table:table-cell office:value-type="string">
            <text:p>COMPRA PAQUETE TUENTI HD</text:p>
          </table:table-cell>
          <table:table-cell office:value-type="string">
            <text:p>0</text:p>
          </table:table-cell>
          <table:table-cell office:value-type="string">
            <text:p><text:s/></text:p>
          </table:table-cell>
          <table:table-cell office:value-type="string">
            <text:p>MNT</text:p>
          </table:table-cell>
          <table:table-cell office:value-type="string">
            <text:p>V</text:p>
          </table:table-cell>
          <table:table-cell office:value-type="string">
            <text:p>05/28/2019</text:p>
          </table:table-cell>
          <table:table-cell office:value-type="string">
            <text:p>3150</text:p>
          </table:table-cell>
          <table:table-cell office:value-type="string">
            <text:p>SERVICIOS VARIOS DIFERIDO</text:p>
          </table:table-cell>
          <table:table-cell office:value-type="string">
            <text:p>910105.MON</text:p>
          </table:table-cell>
          <table:table-cell office:value-type="string">
            <text:p>322</text:p>
          </table:table-cell>
          <table:table-cell office:value-type="string">
            <text:p>1</text:p>
          </table:table-cell>
          <table:table-cell/>
          <table:table-cell office:value-type="string">
            <text:p>O</text:p>
          </table:table-cell>
          <table:table-cell office:value-type="string">
            <text:p>8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62687</text:p>
          </table:table-cell>
          <table:table-cell office:value-type="string">
            <text:p>COMPRA PAQUETE TUENTI HD</text:p>
          </table:table-cell>
          <table:table-cell office:value-type="string">
            <text:p>0</text:p>
          </table:table-cell>
          <table:table-cell office:value-type="string">
            <text:p><text:s/></text:p>
          </table:table-cell>
          <table:table-cell office:value-type="string">
            <text:p>FIE</text:p>
          </table:table-cell>
          <table:table-cell office:value-type="string">
            <text:p>V</text:p>
          </table:table-cell>
          <table:table-cell office:value-type="string">
            <text:p>05/28/2019</text:p>
          </table:table-cell>
          <table:table-cell office:value-type="string">
            <text:p>3150</text:p>
          </table:table-cell>
          <table:table-cell office:value-type="string">
            <text:p>SERVICIOS VARIOS DIFERIDO</text:p>
          </table:table-cell>
          <table:table-cell office:value-type="string">
            <text:p>910105.MON</text:p>
          </table:table-cell>
          <table:table-cell office:value-type="string">
            <text:p>397</text:p>
          </table:table-cell>
          <table:table-cell office:value-type="string">
            <text:p>2</text:p>
          </table:table-cell>
          <table:table-cell/>
          <table:table-cell office:value-type="string">
            <text:p>O</text:p>
          </table:table-cell>
          <table:table-cell office:value-type="string">
            <text:p>19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62687</text:p>
          </table:table-cell>
          <table:table-cell office:value-type="string">
            <text:p>COMPRA PAQUETE TUENTI HD</text:p>
          </table:table-cell>
          <table:table-cell office:value-type="string">
            <text:p>19575</text:p>
          </table:table-cell>
          <table:table-cell office:value-type="string">
            <text:p><text:s/></text:p>
          </table:table-cell>
          <table:table-cell office:value-type="string">
            <text:p>SVV</text:p>
          </table:table-cell>
          <table:table-cell office:value-type="string">
            <text:p>V</text:p>
          </table:table-cell>
          <table:table-cell office:value-type="string">
            <text:p>05/28/2019</text:p>
          </table:table-cell>
          <table:table-cell office:value-type="string">
            <text:p>3150</text:p>
          </table:table-cell>
          <table:table-cell office:value-type="string">
            <text:p>SERVICIOS VARIOS DIFERIDO</text:p>
          </table:table-cell>
          <table:table-cell office:value-type="string">
            <text:p>259090.MON.16</text:p>
          </table:table-cell>
          <table:table-cell office:value-type="string">
            <text:p>32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O</text:p>
          </table:table-cell>
          <table:table-cell office:value-type="string">
            <text:p>5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3</text:p>
          </table:table-cell>
          <table:table-cell table:style-name="ce4" office:value-type="string">
            <text:p>3050</text:p>
          </table:table-cell>
          <table:table-cell office:value-type="string">
            <text:p>ND CTE SERV. BANC.</text:p>
          </table:table-cell>
          <table:table-cell office:value-type="string">
            <text:p>301</text:p>
          </table:table-cell>
          <table:table-cell office:value-type="string">
            <text:p>COMPRA DE PAQUETES TUENTI</text:p>
          </table:table-cell>
          <table:table-cell office:value-type="string">
            <text:p>VTR</text:p>
          </table:table-cell>
          <table:table-cell office:value-type="string">
            <text:p>V</text:p>
          </table:table-cell>
          <table:table-cell office:value-type="string">
            <text:p>05/28/2019</text:p>
          </table:table-cell>
          <table:table-cell office:value-type="string">
            <text:p>3055</text:p>
          </table:table-cell>
          <table:table-cell office:value-type="string">
            <text:p>NOTAS DE DEBITO</text:p>
          </table:table-cell>
          <table:table-cell office:value-type="string">
            <text:p>910105.MON</text:p>
          </table:table-cell>
          <table:table-cell office:value-type="string">
            <text:p>322</text:p>
          </table:table-cell>
          <table:table-cell office:value-type="string">
            <text:p>2</text:p>
          </table:table-cell>
          <table:table-cell/>
          <table:table-cell office:value-type="string">
            <text:p>O</text:p>
          </table:table-cell>
          <table:table-cell office:value-type="string">
            <text:p>54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3</text:p>
          </table:table-cell>
          <table:table-cell table:style-name="ce4" office:value-type="string">
            <text:p>3227</text:p>
          </table:table-cell>
          <table:table-cell office:value-type="string">
            <text:p>TRASMITIR DE PAGOS A EMPRESAS</text:p>
          </table:table-cell>
          <table:table-cell office:value-type="string">
            <text:p>19575</text:p>
          </table:table-cell>
          <table:table-cell office:value-type="string">
            <text:p>BROADNET S.A (TUENTI)</text:p>
          </table:table-cell>
          <table:table-cell office:value-type="string">
            <text:p>VTR</text:p>
          </table:table-cell>
          <table:table-cell office:value-type="string">
            <text:p>V</text:p>
          </table:table-cell>
          <table:table-cell office:value-type="string">
            <text:p>08/01/2020</text:p>
          </table:table-cell>
          <table:table-cell office:value-type="string">
            <text:p>3160</text:p>
          </table:table-cell>
          <table:table-cell office:value-type="string">
            <text:p>PAGO DE EMPRESAS DE SERVICIOS</text:p>
          </table:table-cell>
          <table:table-cell office:value-type="string">
            <text:p>259090.MON.16</text:p>
          </table:table-cell>
          <table:table-cell office:value-type="string">
            <text:p>61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O</text:p>
          </table:table-cell>
          <table:table-cell/>
        </table:table-row>
        <table:table-row table:style-name="ro2">
          <table:table-cell table:style-name="ce4" office:value-type="string">
            <text:p>1</text:p>
          </table:table-cell>
          <table:table-cell table:style-name="ce4" office:value-type="string">
            <text:p>4</text:p>
          </table:table-cell>
          <table:table-cell table:style-name="ce4" office:value-type="string">
            <text:p>4253</text:p>
          </table:table-cell>
          <table:table-cell office:value-type="string">
            <text:p>CRE S/CART</text:p>
          </table:table-cell>
          <table:table-cell office:value-type="string">
            <text:p>869</text:p>
          </table:table-cell>
          <table:table-cell office:value-type="string">
            <text:p>N/C COMPRA DE PAQUETES TUENTI</text:p>
          </table:table-cell>
          <table:table-cell office:value-type="string">
            <text:p>VTR</text:p>
          </table:table-cell>
          <table:table-cell office:value-type="string">
            <text:p>V</text:p>
          </table:table-cell>
          <table:table-cell office:value-type="string">
            <text:p>05/28/2019</text:p>
          </table:table-cell>
          <table:table-cell office:value-type="string">
            <text:p>4003</text:p>
          </table:table-cell>
          <table:table-cell office:value-type="string">
            <text:p>NOTA DE CREDITO CUENTAS DE AHORROS</text:p>
          </table:table-cell>
          <table:table-cell office:value-type="string">
            <text:p>259090.MON.16</text:p>
          </table:table-cell>
          <table:table-cell office:value-type="string">
            <text:p>40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O</text:p>
          </table:table-cell>
          <table:table-cell office:value-type="string">
            <text:p>18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4</text:p>
          </table:table-cell>
          <table:table-cell table:style-name="ce4" office:value-type="string">
            <text:p>4264</text:p>
          </table:table-cell>
          <table:table-cell office:value-type="string">
            <text:p>DEB S/CART</text:p>
          </table:table-cell>
          <table:table-cell office:value-type="string">
            <text:p>869</text:p>
          </table:table-cell>
          <table:table-cell office:value-type="string">
            <text:p>COMPRA DE PAQUETES TUENTI</text:p>
          </table:table-cell>
          <table:table-cell office:value-type="string">
            <text:p>VTR</text:p>
          </table:table-cell>
          <table:table-cell office:value-type="string">
            <text:p>V</text:p>
          </table:table-cell>
          <table:table-cell office:value-type="string">
            <text:p>05/28/2019</text:p>
          </table:table-cell>
          <table:table-cell office:value-type="string">
            <text:p>4004</text:p>
          </table:table-cell>
          <table:table-cell office:value-type="string">
            <text:p>NOTA DE DEBITO CUENTAS DE AHORROS</text:p>
          </table:table-cell>
          <table:table-cell office:value-type="string">
            <text:p>910105.MON</text:p>
          </table:table-cell>
          <table:table-cell office:value-type="string">
            <text:p>402</text:p>
          </table:table-cell>
          <table:table-cell office:value-type="string">
            <text:p>2</text:p>
          </table:table-cell>
          <table:table-cell/>
          <table:table-cell office:value-type="string">
            <text:p>O</text:p>
          </table:table-cell>
          <table:table-cell office:value-type="string">
            <text:p>63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4</text:p>
          </table:table-cell>
          <table:table-cell table:style-name="ce4" office:value-type="string">
            <text:p>4272</text:p>
          </table:table-cell>
          <table:table-cell office:value-type="string">
            <text:p>ND AHO SERV. BANC.</text:p>
          </table:table-cell>
          <table:table-cell office:value-type="string">
            <text:p>869</text:p>
          </table:table-cell>
          <table:table-cell office:value-type="string">
            <text:p>COMPRA DE PAQUETES TUENTI</text:p>
          </table:table-cell>
          <table:table-cell office:value-type="string">
            <text:p>VTR</text:p>
          </table:table-cell>
          <table:table-cell office:value-type="string">
            <text:p>V</text:p>
          </table:table-cell>
          <table:table-cell office:value-type="string">
            <text:p>05/28/2019</text:p>
          </table:table-cell>
          <table:table-cell office:value-type="string">
            <text:p>4004</text:p>
          </table:table-cell>
          <table:table-cell office:value-type="string">
            <text:p>NOTA DE DEBITO CUENTAS DE AHORROS</text:p>
          </table:table-cell>
          <table:table-cell office:value-type="string">
            <text:p>910105.MON</text:p>
          </table:table-cell>
          <table:table-cell office:value-type="string">
            <text:p>402</text:p>
          </table:table-cell>
          <table:table-cell office:value-type="string">
            <text:p>2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22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currency-symbol/>
      <number:text>- </number:text>
    </number:currency-style>
    <number:text-style style:name="N8134" number:language="en" number:country="U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09">08/09/2022</text:date>, <text:time>14:10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muñoz</meta:initial-creator>
    <meta:creation-date>2022-08-09T13:57:16.98</meta:creation-date>
    <dc:date>2022-08-09T14:10:08.31</dc:date>
    <dc:creator>jose muñoz</dc:creator>
    <meta:editing-duration>PT12M51S</meta:editing-duration>
    <meta:editing-cycles>1</meta:editing-cycles>
    <meta:document-statistic meta:table-count="3" meta:cell-count="460" meta:object-count="0"/>
    <meta:generator>OpenOffice/4.0.0$Win32 OpenOffice.org_project/400m3$Build-9702</meta:generator>
  </office:meta>
</office:document-meta>
</file>